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DejaVu Sans Mono" svg:font-family="'DejaVu Sans Mono'" style:font-adornments="Regular" style:font-pitch="fixed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adornments="Regular" style:font-pitch="variable"/>
    <style:font-face style:name="Liberation Sans3" svg:font-family="'Liberation Sans'" style:font-adornments="Regular" style:font-pitch="variable"/>
    <style:font-face style:name="Nachlieli CLM3" svg:font-family="'Nachlieli CLM'" style:font-adornments="Regular" style:font-pitch="variable"/>
    <style:font-face style:name="Times New Roman2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29bdbb0"/>
    </style:style>
    <style:style style:name="P2" style:family="paragraph" style:parent-style-name="Heading_20_1">
      <style:paragraph-properties fo:line-height="100%"/>
      <style:text-properties officeooo:rsid="05226f8d" officeooo:paragraph-rsid="04af6545"/>
    </style:style>
    <style:style style:name="P3" style:family="paragraph" style:parent-style-name="Header">
      <style:paragraph-properties fo:text-align="center" style:justify-single-word="false" style:writing-mode="rl-tb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5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5fb3cce"/>
    </style:style>
    <style:style style:name="P6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rl-tb"/>
      <style:text-properties fo:color="#00000a" style:font-name="Times New Roman1" fo:font-size="12pt" fo:language="en" fo:country="US" style:font-size-asian="12pt" style:language-asian="en" style:country-asian="US" style:font-name-complex="Times New Roman2" style:font-size-complex="12pt" style:language-complex="he" style:country-complex="IL"/>
    </style:style>
    <style:style style:name="P7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</style:style>
    <style:style style:name="P8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5f6c3b9"/>
    </style:style>
    <style:style style:name="P9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5f6cad3"/>
    </style:style>
    <style:style style:name="P10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5f88d53"/>
    </style:style>
    <style:style style:name="P11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officeooo:paragraph-rsid="05f9bc5f"/>
    </style:style>
    <style:style style:name="T1" style:family="text">
      <style:text-properties fo:language="en" fo:country="US" officeooo:rsid="05f6c3b9"/>
    </style:style>
    <style:style style:name="T2" style:family="text">
      <style:text-properties fo:color="#00000a" style:font-name="Liberation Sans1" fo:font-size="14pt" fo:language="en" fo:country="US" style:font-name-asian="Noto Sans CJK SC Regular" style:font-size-asian="14pt" style:language-asian="en" style:country-asian="US" style:font-name-complex="Nachlieli CLM3" style:font-size-complex="14pt" style:language-complex="he" style:country-complex="IL"/>
    </style:style>
    <style:style style:name="T3" style:family="text">
      <style:text-properties fo:color="#00000a" style:font-name="Liberation Sans1" fo:font-size="16pt" fo:language="en" fo:country="US" style:font-name-asian="Noto Sans CJK SC Regular" style:font-size-asian="16pt" style:language-asian="en" style:country-asian="US" style:font-name-complex="Nachlieli CLM3" style:font-size-complex="16pt" style:language-complex="he" style:country-complex="IL"/>
    </style:style>
    <style:style style:name="T4" style:family="text">
      <style:text-properties fo:color="#00000a" style:font-name="Liberation Sans1" fo:language="en" fo:country="US" style:font-name-asian="Noto Sans CJK SC Regular" style:language-asian="en" style:country-asian="US" style:font-name-complex="Nachlieli CLM3" style:language-complex="he" style:country-complex="IL"/>
    </style:style>
    <style:style style:name="T5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6" style:family="text">
      <style:text-properties fo:color="#00000a" style:font-name="Times New Roman (Hebrew)" fo:font-size="12pt" fo:language="en" fo:country="US" officeooo:rsid="05fb3cce" style:font-size-asian="12pt" style:language-asian="en" style:country-asian="US" style:font-name-complex="Times New Roman (Hebrew)1" style:font-size-complex="12pt" style:language-complex="he" style:country-complex="IL"/>
    </style:style>
    <style:style style:name="T7" style:family="text">
      <style:text-properties fo:color="#00000a" style:font-name="Times New Roman1" fo:font-size="12pt" fo:language="en" fo:country="US" fo:font-style="italic" style:font-size-asian="12pt" style:language-asian="en" style:country-asian="US" style:font-style-asian="italic" style:font-name-complex="Times New Roman2" style:font-size-complex="12pt" style:language-complex="he" style:country-complex="IL" style:font-style-complex="italic"/>
    </style:style>
    <style:style style:name="T8" style:family="text">
      <style:text-properties fo:color="#00000a" style:font-name="Times New Roman1" fo:font-size="12pt" fo:language="en" fo:country="US" style:font-size-asian="12pt" style:language-asian="en" style:country-asian="US" style:font-name-complex="Times New Roman2" style:font-size-complex="12pt" style:language-complex="he" style:country-complex="IL"/>
    </style:style>
    <style:style style:name="T9" style:family="text">
      <style:text-properties fo:color="#00000a" style:font-name="Courier New" fo:font-size="10pt" fo:language="en" fo:country="US" fo:font-weight="bold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0" style:family="text">
      <style:text-properties fo:color="#00000a" style:font-name="Courier New" fo:font-size="10pt" fo:language="en" fo:country="US" fo:font-weight="bold" officeooo:rsid="05f9bc5f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1" style:family="text">
      <style:text-properties fo:color="#00000a" style:font-name="Courier New" fo:font-size="10pt" fo:language="en" fo:country="US" style:font-size-asian="10pt" style:language-asian="en" style:country-asian="US" style:font-name-complex="Times New Roman2" style:font-size-complex="10pt" style:language-complex="he" style:country-complex="IL"/>
    </style:style>
    <style:style style:name="T12" style:family="text">
      <style:text-properties fo:color="#00000a" style:font-name="Courier New" fo:font-size="10pt" fo:language="en" fo:country="US" fo:font-style="italic" style:font-size-asian="10pt" style:language-asian="en" style:country-asian="US" style:font-style-asian="italic" style:font-name-complex="Times New Roman2" style:font-size-complex="10pt" style:language-complex="he" style:country-complex="IL" style:font-style-complex="italic"/>
    </style:style>
    <style:style style:name="T13" style:family="text">
      <style:text-properties fo:color="#00000a" style:font-name="Courier New" fo:font-size="10pt" fo:language="en" fo:country="US" fo:font-weight="bold" officeooo:rsid="05f6c3b9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4" style:family="text">
      <style:text-properties fo:color="#00000a" style:font-name="Courier New" fo:font-size="10pt" fo:language="en" fo:country="US" fo:font-weight="bold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5" style:family="text">
      <style:text-properties fo:color="#00000a" style:font-name="Courier New" fo:font-size="10pt" fo:language="en" fo:country="US" fo:font-weight="bold" officeooo:rsid="05f6cad3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6" style:family="text">
      <style:text-properties fo:color="#00000a" style:font-name="Courier New" fo:font-size="10pt" fo:language="en" fo:country="US" fo:font-weight="bold" officeooo:rsid="05f88d53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7" style:family="text">
      <style:text-properties fo:color="#00000a" style:font-name="Courier New" fo:font-size="10pt" fo:language="en" fo:country="US" fo:font-weight="bold" officeooo:rsid="05f9bc5f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מטלה - חלוקה הוגנת של קרקעות ועוגות - <text:span text:style-name="T1">תוספת</text:span></text:h>
      <text:p text:style-name="Heading_20_2">שאלה. <text:s/>חלוקה הוגנת של חשמל</text:p>
      <text:p text:style-name="P4"><text:span text:style-name="T5">בכפר קטן באפריקה יש </text:span><text:span text:style-name="T7">n</text:span><text:span text:style-name="T5"> תושבים. צריכת החשמל של כל תושב בכל רגע היא </text:span><text:span text:style-name="T8">1</text:span><text:span text:style-name="T5"> קילוואט. תחנת הכוח של הכפר מספקת רק </text:span><text:span text:style-name="T7">n</text:span><text:span text:style-name="T8">-1</text:span><text:span text:style-name="T5"> קילוואט. לתושבי הכפר יש צרכים שונים והעדפות שונות לגבי החשמל, למשל: לחלק מהתושבים חשוב מאד שיהיה חשמל בלילה כי זה בדיוק הזמן שהם יושבים וכותבים שירים לאור המנורה; לתושבים אחרים חשוב חשמל דווקא בצהריים כי אז הם עושים כביסה; וכו'. <text:s text:c="4"/>עיזרו לחברת החשמל המקומית להחליט איך לחלק את החשמל בצורה הוגנת בין התושבים!</text:span></text:p>
      <text:p text:style-name="P4"><text:span text:style-name="T5">ההעדפות של כל תושב מיוצגות ע"י המחלקה הבאה:</text:span></text:p>
      <text:p text:style-name="P7"><text:span text:style-name="T9">class Person:</text:span></text:p>
      <text:p text:style-name="P8"><text:span text:style-name="T11"><text:tab/></text:span><text:span text:style-name="T13">def </text:span><text:span text:style-name="T9">importance(</text:span><text:span text:style-name="T15">self, </text:span><text:span text:style-name="T9">fromTime:float, toTime:float) → float</text:span><text:span text:style-name="T13">:</text:span></text:p>
      <text:p text:style-name="P7"><text:span text:style-name="T11"><text:s text:c="9"/></text:span><text:span text:style-name="T12">// INPUT: a time-interval, given in hours since midnight. fromTime and toTime are floats between 0 and 24. E.g, (fromTime=11,toTime=14) represents the time-interval between 11:00 AM and 14:00 PM.</text:span></text:p>
      <text:p text:style-name="P7"><text:span text:style-name="T12"><text:s text:c="9"/>// OUTPUT: a positive number that says how important it is for the person to receive electricity in this time-interval.</text:span></text:p>
      <text:p text:style-name="P9"><text:span text:style-name="T11"><text:s text:c="5"/></text:span><text:span text:style-name="T15">def </text:span><text:span text:style-name="T9">cut(</text:span><text:span text:style-name="T15">self, </text:span><text:span text:style-name="T9">fromTime:float, toTime:</text:span><text:span text:style-name="T15">float</text:span><text:span text:style-name="T9">, fraction:float) → float</text:span><text:span text:style-name="T15">:</text:span></text:p>
      <text:p text:style-name="P7"><text:span text:style-name="T11"><text:s text:c="9"/></text:span><text:span text:style-name="T12">// INPUT: a time-interval, as above, and a fraction in [0,1].</text:span></text:p>
      <text:p text:style-name="P7"><text:span text:style-name="T12"><text:s text:c="9"/>// OUTPUT: a number between fromTime and toTime, that cuts the interval according to the given fraction, i.e, importance(fromTime,half)=fraction * importance(fromTime,toTime).</text:span></text:p>
      <text:p text:style-name="P7"><text:span text:style-name="T9"/></text:p>
      <text:p text:style-name="P6"/>
      <text:p text:style-name="P4"><text:span text:style-name="T5">תוכנית לחלוקת חשמל בין אנשים מיוצגת ע"י אוסף של עצמים מהמחלקה הבאה - המייצגת אינטרוול זמן ואת האינדקסים של האנשים המחוברים לחשמל באותו זמן:</text:span></text:p>
      <text:p text:style-name="P7"><text:span text:style-name="T16">class</text:span><text:span text:style-name="T9"> TimeInterval:</text:span></text:p>
      <text:p text:style-name="P10"><text:span text:style-name="T9"><text:s text:c="7"/>fromTime:</text:span><text:span text:style-name="T16">float</text:span></text:p>
      <text:p text:style-name="P10"><text:span text:style-name="T16"><text:tab/> </text:span><text:span text:style-name="T9">toTime:float </text:span></text:p>
      <text:p text:style-name="P7"><text:span text:style-name="T9"><text:s text:c="7"/>peopleWithElectricity:</text:span><text:span text:style-name="T16">Set[int]</text:span></text:p>
      <text:p text:style-name="P7"><text:span text:style-name="T9"/></text:p>
      <text:p text:style-name="P4"><text:span text:style-name="T5">א. כיתבו הגדרה לחלוקה פרופורציונלית של חשמל בין התושבים. הסבירו מדוע ההגדרה שלכם הגיונית. <text:s text:c="3"/>כיתבו </text:span><text:bookmark-start text:name="__DdeLink__464_801179864"/><text:span text:style-name="T5">פונקציה </text:span><text:span text:style-name="T6">בפייתון </text:span><text:span text:style-name="T5">המקבלת חלוקה (וקטור של אינטרוולים) ומחזירה "אמת" אם החלוקה היא פרופורציונלית</text:span><text:span text:style-name="T8">. </text:span></text:p>
      <text:p text:style-name="P11"><text:span text:style-name="T10">def </text:span><text:span text:style-name="T9">isProportional(village:</text:span><text:span text:style-name="T10">List[Person]</text:span><text:span text:style-name="T9">, </text:span><text:span text:style-name="T9">division:</text:span><text:span text:style-name="T10">List[</text:span><text:span text:style-name="T9">TimeInterval</text:span><text:span text:style-name="T9">]) →</text:span><text:span text:style-name="T10"> bool:...</text:span></text:p>
      <text:p text:style-name="P4"><text:span text:style-name="T5">ניתן להניח שיש לכם ב"חינם" פונקציות בסיסיות על מערכים, כגון: חיפוש.</text:span></text:p>
      <text:p text:style-name="P5"><text:span text:style-name="T5">ב. כיתבו פונקציה </text:span><text:span text:style-name="T6">בפייתון </text:span><text:span text:style-name="T5">המקבלת אוסף של אנשים ומחזירה חלוקה פרופורציונלית:</text:span></text:p>
      <text:p text:style-name="P11"><text:span text:style-name="T10">def </text:span><text:span text:style-name="T9">getProportionalDivision(</text:span><text:span text:style-name="T10">List[</text:span><text:span text:style-name="T9">Person] village) →</text:span><text:span text:style-name="T10"> List[</text:span><text:span text:style-name="T10">TimeInterval</text:span><text:span text:style-name="T10">]:..</text:span></text:p>
      <text:p text:style-name="P4"><text:span text:style-name="T5">ג</text:span><text:span text:style-name="T8">. </text:span><text:span text:style-name="T5">הדגימו את פעולת הפונקציה מהסעיף הקודם על כפר ובו </text:span><text:span text:style-name="T8">5 </text:span><text:span text:style-name="T5">תושבים</text:span><text:span text:style-name="T8">.</text:span><text:bookmark-end text:name="__DdeLink__464_8011798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DejaVu Sans Mono" svg:font-family="'DejaVu Sans Mono'" style:font-adornments="Regular" style:font-pitch="fixed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adornments="Regular" style:font-pitch="variable"/>
    <style:font-face style:name="Liberation Sans3" svg:font-family="'Liberation Sans'" style:font-adornments="Regular" style:font-pitch="variable"/>
    <style:font-face style:name="Nachlieli CLM3" svg:font-family="'Nachlieli CLM'" style:font-adornments="Regular" style:font-pitch="variable"/>
    <style:font-face style:name="Times New Roman2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writing-mode="rl-tb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02-22T19:35:04.020000000</dc:date>
    <meta:editing-duration>P10DT21H56M49S</meta:editing-duration>
    <meta:editing-cycles>1371</meta:editing-cycles>
    <meta:document-statistic meta:table-count="0" meta:image-count="0" meta:object-count="0" meta:page-count="1" meta:paragraph-count="24" meta:word-count="302" meta:character-count="2060" meta:non-whitespace-character-count="1714"/>
  </office:meta>
</office:document-meta>
</file>